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0ec5a7" officeooo:paragraph-rsid="000ec5a7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0ec5a7" style:font-size-asian="12pt" style:font-size-complex="12pt"/>
    </style:style>
    <style:style style:name="T1" style:family="text">
      <style:text-properties officeooo:rsid="000beeef"/>
    </style:style>
    <style:style style:name="T2" style:family="text">
      <style:text-properties officeooo:rsid="000cd44b"/>
    </style:style>
    <style:style style:name="T3" style:family="text">
      <style:text-properties officeooo:rsid="000ec5a7"/>
    </style:style>
    <style:style style:name="T4" style:family="text">
      <style:text-properties officeooo:rsid="0010950a"/>
    </style:style>
    <style:style style:name="T5" style:family="text">
      <style:text-properties officeooo:rsid="001223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ysics 1 - 2</text:span>017</text:p>
      <text:p text:style-name="P1"/>
      <text:p text:style-name="P1">Give the meaning of the following terms as used in error analysis:</text:p>
      <text:p text:style-name="P1"><text:span text:style-name="T1">(i)</text:span> Absolute error. </text:p>
      <text:p text:style-name="P1">(i<text:span text:style-name="T1">i</text:span>) Relative error. </text:p>
      <text:p text:style-name="P1"/>
      <text:p text:style-name="P1">The force ‘F’ acting on an object of mass ‘m’, travelling at velocity ‘V’ in a circle of radius ‘r’ is given by: F = m v<text:span text:style-name="T1">^2 / r</text:span> If the measurements are recorded as: m = (3.5 <text:span text:style-name="T1">plusminus </text:span>0.1) kg, V = ( 20 <text:span text:style-name="T1">plusminus </text:span>1) m/s, r = (12.5 <text:span text:style-name="T1">plusminus</text:span> 0.5) m; find the maximum possible</text:p>
      <text:p text:style-name="P1">(i) Fractional error. </text:p>
      <text:p text:style-name="P1">(<text:span text:style-name="T1">ii)</text:span> Percentage error in the measurement of force.</text:p>
      <text:p text:style-name="P1"><text:span text:style-name="T1">(iii) S</text:span>how how you will record the reading of force, ‘F’ in <text:span text:style-name="T1">the question above</text:span>. </text:p>
      <text:p text:style-name="P1"/>
      <text:p text:style-name="P1">Define the term dimensions of a physical quantity. </text:p>
      <text:p text:style-name="P1"/>
      <text:p text:style-name="P1"><text:span text:style-name="T1">I</text:span>dentify two uses of dimensional equations.</text:p>
      <text:p text:style-name="P1"/>
      <text:p text:style-name="P1">What is the basic requirement for a physical relation to be correct? </text:p>
      <text:p text:style-name="P1"/>
      <text:p text:style-name="P1">List two quantities <text:span text:style-name="T1">w</text:span>hose dimension <text:span text:style-name="T1">is [ M L^2 T^-1 ]</text:span></text:p>
      <text:p text:style-name="P1"/>
      <text:p text:style-name="P1">The <text:span text:style-name="T1">frequency</text:span> ‘f’ of vibration of a stretched string depends on the tens<text:span text:style-name="T1">i</text:span>on ‘F’, the <text:span text:style-name="T1">l</text:span>ength ‘<text:span text:style-name="T1">l’</text:span> and the mass per u<text:span text:style-name="T1">nit</text:span> length <text:span text:style-name="T1">mu</text:span> of the string. Derive the formula relating the physical <text:span text:style-name="T1">quantities</text:span> by the method of dimensions. </text:p>
      <text:p text:style-name="P1"/>
      <text:p text:style-name="P1">Use dimensional analysis to prove the correctness of the relation, <text:span text:style-name="T1">rho = (3 g) / (4 pi R G ) </text:span>where by <text:span text:style-name="T1">rho </text:span>= density of the earth, <text:span text:style-name="T1">g</text:span> = acceleration du<text:span text:style-name="T1">e</text:span> to gravity, R = radius of the <text:span text:style-name="T1">e</text:span>arth and G = gravitational constant.</text:p>
      <text:p text:style-name="P1"/>
      <text:p text:style-name="P1">Why does the <text:span text:style-name="T1">kinetic</text:span> energy of an earth <text:span text:style-name="T1">satellite</text:span> change in the elliptical orbit?</text:p>
      <text:p text:style-name="P1"/>
      <text:p text:style-name="P1">Give two factors which determine whether a planet has <text:span text:style-name="T1">a</text:span>n atmosphere or not.</text:p>
      <text:p text:style-name="P1"/>
      <text:p text:style-name="P1">A space craft is launched from the earth to the moon, If the mass of the earth is <text:span text:style-name="T1">81 </text:span>times that of the moon and the distance from the centre of the earth to that of the moon is about 4.0<text:span text:style-name="T1">x</text:span>10<text:span text:style-name="T1">E5 </text:span>km;</text:p>
      <text:p text:style-name="P1">(i) Draw a sketch showing how the gravitational force on the spacecraft varies during its journey. </text:p>
      <text:p text:style-name="P1"><text:span text:style-name="T1">(</text:span>i<text:span text:style-name="T1">i</text:span>) Calculate the distance from the <text:span text:style-name="T1">c</text:span>entre of the earth where the <text:span text:style-name="T1">resultant </text:span>gravitational force becomes zero. </text:p>
      <text:p text:style-name="P1"/>
      <text:p text:style-name="P1">Justify the statement that ‘If no external torque acts on a body, its angular velocity will not conserved.</text:p>
      <text:p text:style-name="P1"/>
      <text:p text:style-name="P1">A car is moving with a speed of 30 m/<text:span text:style-name="T1">s</text:span> on a circular track of radius 500m. If its speed <text:span text:style-name="T1">is</text:span> increasing at the rate of 2<text:span text:style-name="T1">m/s,</text:span> find its resultant linear acceleration.</text:p>
      <text:p text:style-name="P1"/>
      <text:p text:style-name="P1">An object of mass <text:span text:style-name="T1">1</text:span>kg is attached to the lower end of a string <text:span text:style-name="T1">1</text:span>m long whose upper end is fixed and made to rotate in a horizontal circle of radius 0.6m. If the circular speed of the mass is constant, find the:</text:p>
      <text:p text:style-name="P1">(i) Tension in the string. </text:p>
      <text:p text:style-name="P1">(<text:span text:style-name="T1">ii</text:span>) Period of motion. </text:p>
      <text:p text:style-name="P1"><text:soft-page-break/></text:p>
      <text:p text:style-name="P1">A 75kg hunter fires a bullet of mass 10g with a velocity of 400<text:span text:style-name="T1">m/s </text:span>from a <text:span text:style-name="T1">gun</text:span> of mass <text:span text:style-name="T1">5kg</text:span>. Calculate the:</text:p>
      <text:p text:style-name="P1">(i<text:span text:style-name="T1">)</text:span> Recoi<text:span text:style-name="T1">l</text:span> velocity of the gun. </text:p>
      <text:p text:style-name="P1">(<text:span text:style-name="T1">ii</text:span>) Velocity acquired by the hunter during f<text:span text:style-name="T1">iring</text:span>.</text:p>
      <text:p text:style-name="P1"/>
      <text:p text:style-name="P1">A jumbo jet <text:span text:style-name="T1">traveling</text:span> horizontally at <text:span text:style-name="T1">50m/s</text:span> at a height of <text:span text:style-name="T1">5</text:span>00m <text:span text:style-name="T1">f</text:span>rom sea level drops a <text:span text:style-name="T1">luggage</text:span> of food to a disaster area.</text:p>
      <text:p text:style-name="P1">(i) At what horizontal distance from the target should the luggage be dropped?</text:p>
      <text:p text:style-name="P1">(<text:span text:style-name="T1">ii</text:span>) <text:span text:style-name="T1">F</text:span>ind the velocity of the <text:span text:style-name="T1">luggage</text:span> as it hit the ground. </text:p>
      <text:p text:style-name="P1"/>
      <text:p text:style-name="P1">The equation of simple harmonic motion is given as x=6 sin<text:span text:style-name="T1">( </text:span>10 <text:span text:style-name="T2">pi t )</text:span> + <text:span text:style-name="T2">8 cos( 10 pi t ) ,</text:span> where x is in centimeter<text:span text:style-name="T2">s</text:span> and <text:span text:style-name="T2">t</text:span> in second<text:span text:style-name="T2">s</text:span>. Determine the:</text:p>
      <text:p text:style-name="P1">(i) Amplitude </text:p>
      <text:p text:style-name="P1">(<text:span text:style-name="T2">i</text:span>i) In<text:span text:style-name="T2">it</text:span>ial phase of motion. </text:p>
      <text:p text:style-name="P1"/>
      <text:p text:style-name="P1">Show that the total energy of a body executing simple harmonic motion is independent of <text:span text:style-name="T2">t</text:span>ime. </text:p>
      <text:p text:style-name="P1"/>
      <text:p text:style-name="P1">Find the periodic time of a cubical body of side 0.2m and mass <text:span text:style-name="T2">0</text:span>.004k<text:span text:style-name="T2">g</text:span> floating in water then pressed and released such that <text:span text:style-name="T2">i</text:span>t oscillates vertically. </text:p>
      <text:p text:style-name="P1"/>
      <text:p text:style-name="P1">Give a common example of adiabatic process. </text:p>
      <text:p text:style-name="P1"/>
      <text:p text:style-name="P1">What happens to the internal energy of a gas during adiabatic expansion?</text:p>
      <text:p text:style-name="P1"/>
      <text:p text:style-name="P1">A mass of an ideal gas of volume 400cm<text:span text:style-name="T3">^3</text:span> at 288K expands adiabatically. <text:span text:style-name="T3">I</text:span>f its temperature falls to 273K;</text:p>
      <text:p text:style-name="P1">(<text:span text:style-name="T3">i</text:span>) Find the new volume of the <text:span text:style-name="T3">ga</text:span>s. </text:p>
      <text:p text:style-name="P1">(ii<text:span text:style-name="T3">)</text:span> Calculate the final volume of the gas if it is then compressed isothermally until the pressure returns to its <text:span text:style-name="T3">original</text:span> value.</text:p>
      <text:p text:style-name="P1"/>
      <text:p text:style-name="P1"><text:span text:style-name="T3">S</text:span>tate the following <text:span text:style-name="T3">according</text:span> t<text:span text:style-name="T3">o</text:span> heat exchange:</text:p>
      <text:p text:style-name="P1">(i) <text:s/>Prevost’s theory. </text:p>
      <text:p text:style-name="P1">(i<text:span text:style-name="T3">i</text:span>) Wien's displacement l<text:span text:style-name="T3">a</text:span>w.</text:p>
      <text:p text:style-name="P1"/>
      <text:p text:style-name="P1">Briefly explain why:</text:p>
      <text:p text:style-name="P1">(i<text:span text:style-name="T3">)</text:span> Steam pipes are wrapped with insulating <text:span text:style-name="T3">materials</text:span>?</text:p>
      <text:p text:style-name="P1">(ii) Stainless steel cooking pans fitted wi<text:span text:style-name="T3">t</text:span>h extra copper at the <text:span text:style-name="T3">b</text:span>ottom <text:span text:style-name="T3">are</text:span> more preferred?</text:p>
      <text:p text:style-name="P1"/>
      <text:p text:style-name="P1">The value of the property X of a certain substance Is given by <text:span text:style-name="T3">X_{theta}=X_0 + 0.5 theta + 2x10E-4 theta^2 <text:s/></text:span>, Where <text:span text:style-name="T3">theta</text:span> is the temperature in degree <text:span text:style-name="T3">Celsius.</text:span> Wh<text:span text:style-name="T3">at </text:span>would be the <text:span text:style-name="T3">Celsius</text:span> temperature defined by the property <text:span text:style-name="T3">X</text:span> which <text:span text:style-name="T3">corresponds</text:span> to <text:span text:style-name="T3">a </text:span>temperature o<text:span text:style-name="T3">f </text:span>50 <text:span text:style-name="T3">degrees </text:span>C on this gas thermometer scale? </text:p>
      <text:p text:style-name="P1"/>
      <text:p text:style-name="P1">What is the advantage of using a greater length of potentiometer wire?</text:p>
      <text:p text:style-name="P1"/>
      <text:p text:style-name="P1">Why is Wheatstone bridge not suitable for measuring very high resistance?</text:p>
      <text:p text:style-name="P1"/>
      <text:p text:style-name="P1">Study the circuit diagram <text:span text:style-name="T3">below, </text:span>then answer the questions that follow:</text:p>
      <text:p text:style-name="P3"><text:soft-page-break/><text:span text:style-name="T3">### Insert diagram here ###</text:span></text:p>
      <text:p text:style-name="P1">If the value of R_<text:span text:style-name="T3">1</text:span> = R_2 = <text:span text:style-name="T3">R_3</text:span> = R_<text:span text:style-name="T3">4 </text:span>= 1.<text:span text:style-name="T3">0 ohms </text:span>, R_<text:span text:style-name="T3">5</text:span> =<text:span text:style-name="T3">2 ohms , E_2</text:span> = <text:span text:style-name="T3">E_3 </text:span>=4V, E_<text:span text:style-name="T3">1</text:span> =2.<text:span text:style-name="T3">0</text:span>V, calculate <text:span text:style-name="T3">the:</text:span></text:p>
      <text:p text:style-name="P1">(<text:span text:style-name="T3">i</text:span>) Current flowing through the circuit.</text:p>
      <text:p text:style-name="P1">(i<text:span text:style-name="T3">i</text:span>) Potential difference. V_<text:span text:style-name="T3">{ab}</text:span> </text:p>
      <text:p text:style-name="P1"/>
      <text:p text:style-name="P1">List two factors on which the resistivity of a material depends. </text:p>
      <text:p text:style-name="P1"/>
      <text:p text:style-name="P1">A wire of <text:span text:style-name="T3">resistivity, rho ,</text:span> is stretched to double <text:span text:style-name="T3">its</text:span> length. What will be its new resis<text:span text:style-name="T3">t</text:span>ivity? Give reason for your answer. </text:p>
      <text:p text:style-name="P1"/>
      <text:p text:style-name="P1">Why a high voltage supply should have high internal resistance?</text:p>
      <text:p text:style-name="P1"/>
      <text:p text:style-name="P1">Justify the statement that ‘it is not possible to verify Ohm's <text:span text:style-name="T3">l</text:span>aw by using a filament lamp’.</text:p>
      <text:p text:style-name="P1"/>
      <text:p text:style-name="P1">A potential difference of 4V is connected to 4 uniform resistance wire of len<text:span text:style-name="T3">g</text:span>th 3.0m and cross-sectional area <text:span text:style-name="T3">9x10E-9 </text:span>, when a current of 0.2A is <text:span text:style-name="T3">fl</text:span>owing in the wire. Find the:</text:p>
      <text:p text:style-name="P1">(i<text:span text:style-name="T3">)</text:span> Resistivity of <text:span text:style-name="T3">the </text:span>wire.</text:p>
      <text:p text:style-name="P1">(<text:span text:style-name="T3">ii</text:span>) Conductivity of <text:span text:style-name="T3">the</text:span> wire. </text:p>
      <text:p text:style-name="P1"/>
      <text:p text:style-name="P1"><text:span text:style-name="T3">B</text:span>riefly explain the function of the following:</text:p>
      <text:p text:style-name="P1">(i) Oscilloscope</text:p>
      <text:p text:style-name="P1">(ii) Op-amps</text:p>
      <text:p text:style-name="P1"/>
      <text:p text:style-name="P1">Study Figure 2 then construct a truth table showing the output P, Q and R.</text:p>
      <text:p text:style-name="P2">### Insert figure here ###</text:p>
      <text:p text:style-name="P1"><text:span text:style-name="T3">(i) <text:s/></text:span>List three basic elements of communication system. </text:p>
      <text:p text:style-name="P1">(ii<text:span text:style-name="T3">)</text:span> Explain the advantage of using optical fibre systems <text:span text:style-name="T3">instead of</text:span> coaxial cable system<text:span text:style-name="T3">s</text:span> in telecommunication processes.</text:p>
      <text:p text:style-name="P1"/>
      <text:p text:style-name="P1">Define the term semiconductor.</text:p>
      <text:p text:style-name="P1">Give three examples of semiconductor materials. </text:p>
      <text:p text:style-name="P1"/>
      <text:p text:style-name="P1">Outline two factors on which electrical <text:span text:style-name="T3">conductivity</text:span> of a pure semiconductor depends. </text:p>
      <text:p text:style-name="P1"/>
      <text:p text:style-name="P1">How does the forbidden energy gap of an intrinsic semiconductor vary with i<text:span text:style-name="T3">n</text:span>crease in temperature? </text:p>
      <text:p text:style-name="P1"/>
      <text:p text:style-name="P1"><text:span text:style-name="T3">The figure below</text:span> is a circuit diagram containing an ideal diode.</text:p>
      <text:p text:style-name="P2">### Insert figure here ###</text:p>
      <text:p text:style-name="P1">Calculate:</text:p>
      <text:p text:style-name="P1">(<text:span text:style-name="T4">i</text:span>) The peak vol<text:span text:style-name="T4">t</text:span>age. </text:p>
      <text:p text:style-name="P1">(ii) The period. </text:p>
      <text:p text:style-name="P1"/>
      <text:p text:style-name="P1">Explain the meaning of the following terms:</text:p>
      <text:p text:style-name="P1">(<text:span text:style-name="T4">i</text:span>) P-type semiconductor.</text:p>
      <text:p text:style-name="P1">(<text:span text:style-name="T4">i</text:span>) N-type sem<text:span text:style-name="T4">ic</text:span>onductor. </text:p>
      <text:p text:style-name="P1"/>
      <text:p text:style-name="P1">List three types of transistor configurations.</text:p>
      <text:p text:style-name="P1"/>
      <text:p text:style-name="P1"><text:soft-page-break/>Why is collector of a transistor made wider than <text:span text:style-name="T4">emitter</text:span> and base? </text:p>
      <text:p text:style-name="P1"/>
      <text:p text:style-name="P1">A change of 100 A in the base current produces a change of 3 mA in the collector current. Calculate:</text:p>
      <text:p text:style-name="P1">(<text:span text:style-name="T4">i</text:span>) The current amplification factor, <text:span text:style-name="T4">BETA</text:span></text:p>
      <text:p text:style-name="P1">(i<text:span text:style-name="T4">i</text:span>) The current gain, <text:span text:style-name="T4">ALPHA</text:span></text:p>
      <text:p text:style-name="P1"/>
      <text:p text:style-name="P1">State three sources of heat energy within the interior of the earth. </text:p>
      <text:p text:style-name="P1"/>
      <text:p text:style-name="P1">Discuss two advantages of windbreaks to <text:span text:style-name="T5">p</text:span>lant environment. </text:p>
      <text:p text:style-name="P1"/>
      <text:p text:style-name="P1">Briefly explain the major causes of the following types of environmental pollution:</text:p>
      <text:p text:style-name="P1"><text:span text:style-name="T5">(i)</text:span> Water pollution. </text:p>
      <text:p text:style-name="P1"><text:span text:style-name="T5">(ii) <text:s/></text:span>Air pol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3T18:34:45.556073982</dc:date>
    <meta:editing-duration>PT13M30S</meta:editing-duration>
    <meta:editing-cycles>3</meta:editing-cycles>
    <meta:document-statistic meta:table-count="0" meta:image-count="0" meta:object-count="0" meta:page-count="4" meta:paragraph-count="90" meta:word-count="1157" meta:character-count="6525" meta:non-whitespace-character-count="5418"/>
  </office:meta>
</office:document-meta>
</file>